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693B44005FAA77C4C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IDFont+F1" svg:font-family="CIDFont+F1" style:font-pitch="variable"/>
    <style:font-face style:name="CIDFont+F11" svg:font-family="CIDFont+F1"/>
    <style:font-face style:name="CIDFont+F2" svg:font-family="CIDFont+F2" style:font-pitch="variable"/>
    <style:font-face style:name="CIDFont+F21" svg:font-family="CIDFont+F2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.16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36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4.39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1.93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4.50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0.42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3.0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01cm" fo:min-width="5.55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43cm" fo:min-width="6.98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2.1999998092651pt" style:font-size-asian="12.1999998092651pt" style:font-size-complex="12.1999998092651pt"/>
    </style:style>
    <style:style style:name="P3" style:family="paragraph">
      <loext:graphic-properties draw:fill="none"/>
      <style:paragraph-properties style:writing-mode="lr-tb"/>
      <style:text-properties fo:font-size="10.3000001907349pt" style:font-size-asian="10.3000001907349pt" style:font-size-complex="10.3000001907349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paragraph-properties style:writing-mode="lr-tb"/>
      <style:text-properties fo:font-size="13.1999998092651pt" style:font-size-asian="13.1999998092651pt" style:font-size-complex="13.1999998092651pt"/>
    </style:style>
    <style:style style:name="P6" style:family="paragraph">
      <loext:graphic-properties draw:fill="none"/>
    </style:style>
    <style:style style:name="T1" style:family="text">
      <style:text-properties fo:color="#000000" loext:opacity="100%" style:font-name="CIDFont+F11" fo:font-size="12.1999998092651pt" fo:font-weight="normal" style:font-size-asian="12.1999998092651pt" style:font-weight-asian="normal" style:font-name-complex="CIDFont+F11" style:font-size-complex="12.1999998092651pt" style:font-weight-complex="normal"/>
    </style:style>
    <style:style style:name="T2" style:family="text">
      <style:text-properties fo:color="#000000" loext:opacity="100%" style:font-name="CIDFont+F21" fo:font-size="10.3000001907349pt" fo:font-weight="normal" style:font-size-asian="10.3000001907349pt" style:font-weight-asian="normal" style:font-name-complex="CIDFont+F21" style:font-size-complex="10.3000001907349pt" style:font-weight-complex="normal"/>
    </style:style>
    <style:style style:name="T3" style:family="text">
      <style:text-properties fo:color="#000000" loext:opacity="100%" style:font-name="CIDFont+F11" fo:font-size="13.1999998092651pt" fo:font-weight="normal" style:font-size-asian="13.1999998092651pt" style:font-weight-asian="normal" style:font-name-complex="CIDFont+F11" style:font-size-complex="13.199999809265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175cm" svg:height="0.505cm" svg:x="3.742cm" svg:y="2.557cm">
          <draw:text-box>
            <text:p text:style-name="P1"><text:span text:style-name="T1">Date </text:span></text:p>
          </draw:text-box>
        </draw:frame>
        <draw:frame draw:style-name="gr2" draw:text-style-name="P3" draw:layer="layout" svg:width="0.364cm" svg:height="0.425cm" svg:x="4.665cm" svg:y="2.616cm">
          <draw:text-box>
            <text:p text:style-name="P1"><text:span text:style-name="T2"><text:s/></text:span></text:p>
          </draw:text-box>
        </draw:frame>
        <draw:frame draw:style-name="gr3" draw:text-style-name="P2" draw:layer="layout" svg:width="4.439cm" svg:height="0.505cm" svg:x="9.284cm" svg:y="2.557cm">
          <draw:text-box>
            <text:p text:style-name="P1"><text:span text:style-name="T1">16 November 2022 <text:s/></text:span></text:p>
          </draw:text-box>
        </draw:frame>
        <draw:polygon draw:style-name="gr4" draw:text-style-name="P4" draw:layer="layout" svg:width="0.009cm" svg:height="0.161cm" svg:x="3.517cm" svg:y="2.387cm" svg:viewBox="0 0 10 162" draw:points="0,0 10,0 10,162 0,162">
          <text:p/>
        </draw:polygon>
        <draw:polygon draw:style-name="gr4" draw:text-style-name="P4" draw:layer="layout" svg:width="5.736cm" svg:height="0.01cm" svg:x="3.526cm" svg:y="2.387cm" svg:viewBox="0 0 5737 11" draw:points="0,0 5737,0 5737,11 0,11">
          <text:p/>
        </draw:polygon>
        <draw:polygon draw:style-name="gr4" draw:text-style-name="P4" draw:layer="layout" svg:width="0.021cm" svg:height="0.152cm" svg:x="9.262cm" svg:y="2.396cm" svg:viewBox="0 0 22 153" draw:points="0,0 22,0 22,153 0,153">
          <text:p/>
        </draw:polygon>
        <draw:polygon draw:style-name="gr4" draw:text-style-name="P4" draw:layer="layout" svg:width="8.314cm" svg:height="0.01cm" svg:x="9.262cm" svg:y="2.387cm" svg:viewBox="0 0 8315 11" draw:points="0,0 8315,0 8315,11 0,11">
          <text:p/>
        </draw:polygon>
        <draw:polygon draw:style-name="gr4" draw:text-style-name="P4" draw:layer="layout" svg:width="0.009cm" svg:height="0.161cm" svg:x="17.576cm" svg:y="2.387cm" svg:viewBox="0 0 10 162" draw:points="0,0 10,0 10,162 0,162">
          <text:p/>
        </draw:polygon>
        <draw:path draw:style-name="gr4" draw:text-style-name="P4" draw:layer="layout" svg:width="14.068cm" svg:height="0.61cm" svg:x="3.517cm" svg:y="2.548cm" svg:viewBox="0 0 14069 611" svg:d="M0 0h9v611h-9zM5746 0h21v611h-21zM14060 0h9v611h-9z">
          <text:p/>
        </draw:path>
        <draw:frame draw:style-name="gr2" draw:text-style-name="P3" draw:layer="layout" svg:width="0.364cm" svg:height="0.425cm" svg:x="12.827cm" svg:y="2.616cm">
          <draw:text-box>
            <text:p text:style-name="P1"><text:span text:style-name="T2"><text:s/></text:span></text:p>
          </draw:text-box>
        </draw:frame>
        <draw:frame draw:style-name="gr5" draw:text-style-name="P2" draw:layer="layout" svg:width="1.949cm" svg:height="0.505cm" svg:x="3.734cm" svg:y="3.327cm">
          <draw:text-box>
            <text:p text:style-name="P1"><text:span text:style-name="T1">Team ID </text:span></text:p>
          </draw:text-box>
        </draw:frame>
        <draw:frame draw:style-name="gr2" draw:text-style-name="P3" draw:layer="layout" svg:width="0.364cm" svg:height="0.425cm" svg:x="5.385cm" svg:y="3.386cm">
          <draw:text-box>
            <text:p text:style-name="P1"><text:span text:style-name="T2"><text:s/></text:span></text:p>
          </draw:text-box>
        </draw:frame>
        <draw:frame draw:style-name="gr6" draw:text-style-name="P2" draw:layer="layout" svg:width="4.557cm" svg:height="0.505cm" svg:x="9.284cm" svg:y="3.327cm">
          <draw:text-box>
            <text:p text:style-name="P1"><text:span text:style-name="T1">PNT2022TMID31286 </text:span></text:p>
          </draw:text-box>
        </draw:frame>
        <draw:frame draw:style-name="gr7" draw:text-style-name="P2" draw:layer="layout" svg:width="0.428cm" svg:height="0.505cm" svg:x="13.798cm" svg:y="3.327cm">
          <draw:text-box>
            <text:p text:style-name="P1"><text:span text:style-name="T1"><text:s text:c="2"/></text:span></text:p>
          </draw:text-box>
        </draw:frame>
        <draw:polygon draw:style-name="gr4" draw:text-style-name="P4" draw:layer="layout" svg:width="0.009cm" svg:height="0.16cm" svg:x="3.517cm" svg:y="3.158cm" svg:viewBox="0 0 10 161" draw:points="0,0 10,0 10,161 0,161">
          <text:p/>
        </draw:polygon>
        <draw:polygon draw:style-name="gr4" draw:text-style-name="P4" draw:layer="layout" svg:width="5.736cm" svg:height="0.008cm" svg:x="3.526cm" svg:y="3.158cm" svg:viewBox="0 0 5737 9" draw:points="0,0 5737,0 5737,9 0,9">
          <text:p/>
        </draw:polygon>
        <draw:polygon draw:style-name="gr4" draw:text-style-name="P4" draw:layer="layout" svg:width="0.021cm" svg:height="0.16cm" svg:x="9.262cm" svg:y="3.158cm" svg:viewBox="0 0 22 161" draw:points="0,0 22,0 22,161 0,161">
          <text:p/>
        </draw:polygon>
        <draw:polygon draw:style-name="gr4" draw:text-style-name="P4" draw:layer="layout" svg:width="8.293cm" svg:height="0.008cm" svg:x="9.283cm" svg:y="3.158cm" svg:viewBox="0 0 8294 9" draw:points="0,0 8294,0 8294,9 0,9">
          <text:p/>
        </draw:polygon>
        <draw:path draw:style-name="gr4" draw:text-style-name="P4" draw:layer="layout" svg:width="14.068cm" svg:height="0.774cm" svg:x="3.517cm" svg:y="3.158cm" svg:viewBox="0 0 14069 775" svg:d="M14060 0h9v160h-9zM0 160h9v615h-9zM5746 160h21v615h-21z">
          <text:p/>
        </draw:path>
        <draw:polygon draw:style-name="gr4" draw:text-style-name="P4" draw:layer="layout" svg:width="0.009cm" svg:height="0.614cm" svg:x="17.576cm" svg:y="3.318cm" svg:viewBox="0 0 10 615" draw:points="0,0 10,0 10,615 0,615">
          <text:p/>
        </draw:polygon>
        <draw:frame draw:style-name="gr2" draw:text-style-name="P3" draw:layer="layout" svg:width="0.364cm" svg:height="0.425cm" svg:x="14.017cm" svg:y="3.386cm">
          <draw:text-box>
            <text:p text:style-name="P1"><text:span text:style-name="T2"><text:s/></text:span></text:p>
          </draw:text-box>
        </draw:frame>
        <draw:frame draw:style-name="gr8" draw:text-style-name="P2" draw:layer="layout" svg:width="3.042cm" svg:height="0.505cm" svg:x="3.751cm" svg:y="4.093cm">
          <draw:text-box>
            <text:p text:style-name="P1"><text:span text:style-name="T1">Project Name </text:span></text:p>
          </draw:text-box>
        </draw:frame>
        <draw:frame draw:style-name="gr2" draw:text-style-name="P3" draw:layer="layout" svg:width="0.364cm" svg:height="0.425cm" svg:x="6.219cm" svg:y="4.152cm">
          <draw:text-box>
            <text:p text:style-name="P1"><text:span text:style-name="T2"><text:s/></text:span></text:p>
          </draw:text-box>
        </draw:frame>
        <draw:frame draw:style-name="gr9" draw:text-style-name="P2" draw:layer="layout" svg:width="5.598cm" svg:height="0.505cm" svg:x="9.284cm" svg:y="4.093cm">
          <draw:text-box>
            <text:p text:style-name="P1"><text:span text:style-name="T1">Personal Expense Tracker</text:span></text:p>
          </draw:text-box>
        </draw:frame>
        <draw:polygon draw:style-name="gr4" draw:text-style-name="P4" draw:layer="layout" svg:width="0.009cm" svg:height="0.157cm" svg:x="3.517cm" svg:y="3.932cm" svg:viewBox="0 0 10 158" draw:points="0,0 10,0 10,158 0,158">
          <text:p/>
        </draw:polygon>
        <draw:polygon draw:style-name="gr4" draw:text-style-name="P4" draw:layer="layout" svg:width="5.736cm" svg:height="0.009cm" svg:x="3.526cm" svg:y="3.932cm" svg:viewBox="0 0 5737 10" draw:points="0,0 5737,0 5737,10 0,10">
          <text:p/>
        </draw:polygon>
        <draw:polygon draw:style-name="gr4" draw:text-style-name="P4" draw:layer="layout" svg:width="0.021cm" svg:height="0.157cm" svg:x="9.262cm" svg:y="3.932cm" svg:viewBox="0 0 22 158" draw:points="0,0 22,0 22,158 0,158">
          <text:p/>
        </draw:polygon>
        <draw:polygon draw:style-name="gr4" draw:text-style-name="P4" draw:layer="layout" svg:width="8.293cm" svg:height="0.009cm" svg:x="9.283cm" svg:y="3.932cm" svg:viewBox="0 0 8294 10" draw:points="0,0 8294,0 8294,10 0,10">
          <text:p/>
        </draw:polygon>
        <draw:path draw:style-name="gr4" draw:text-style-name="P4" draw:layer="layout" svg:width="14.068cm" svg:height="0.771cm" svg:x="3.517cm" svg:y="3.932cm" svg:viewBox="0 0 14069 772" svg:d="M14060 0h9v157h-9zM0 157h9v615h-9zM5746 157h21v615h-21z">
          <text:p/>
        </draw:path>
        <draw:polygon draw:style-name="gr4" draw:text-style-name="P4" draw:layer="layout" svg:width="0.009cm" svg:height="0.614cm" svg:x="17.576cm" svg:y="4.089cm" svg:viewBox="0 0 10 615" draw:points="0,0 10,0 10,615 0,615">
          <text:p/>
        </draw:polygon>
        <draw:frame draw:style-name="gr2" draw:text-style-name="P3" draw:layer="layout" svg:width="0.364cm" svg:height="0.425cm" svg:x="13.784cm" svg:y="4.15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6.282cm" svg:y="4.931cm">
          <draw:text-box>
            <text:p text:style-name="P1"><text:span text:style-name="T2"><text:s/></text:span></text:p>
          </draw:text-box>
        </draw:frame>
        <draw:polygon draw:style-name="gr4" draw:text-style-name="P4" draw:layer="layout" svg:width="0.009cm" svg:height="0.161cm" svg:x="3.517cm" svg:y="4.703cm" svg:viewBox="0 0 10 162" draw:points="0,0 10,0 10,162 0,162">
          <text:p/>
        </draw:polygon>
        <draw:polygon draw:style-name="gr4" draw:text-style-name="P4" draw:layer="layout" svg:width="5.736cm" svg:height="0.008cm" svg:x="3.526cm" svg:y="4.703cm" svg:viewBox="0 0 5737 9" draw:points="0,0 5737,0 5737,9 0,9">
          <text:p/>
        </draw:polygon>
        <draw:polygon draw:style-name="gr4" draw:text-style-name="P4" draw:layer="layout" svg:width="0.021cm" svg:height="0.161cm" svg:x="9.262cm" svg:y="4.703cm" svg:viewBox="0 0 22 162" draw:points="0,0 22,0 22,162 0,162">
          <text:p/>
        </draw:polygon>
        <draw:polygon draw:style-name="gr4" draw:text-style-name="P4" draw:layer="layout" svg:width="8.293cm" svg:height="0.008cm" svg:x="9.283cm" svg:y="4.703cm" svg:viewBox="0 0 8294 9" draw:points="0,0 8294,0 8294,9 0,9">
          <text:p/>
        </draw:polygon>
        <draw:polygon draw:style-name="gr4" draw:text-style-name="P4" draw:layer="layout" svg:width="0.009cm" svg:height="0.161cm" svg:x="17.576cm" svg:y="4.703cm" svg:viewBox="0 0 10 162" draw:points="0,0 10,0 10,162 0,162">
          <text:p/>
        </draw:polygon>
        <draw:polygon draw:style-name="gr4" draw:text-style-name="P4" draw:layer="layout" svg:width="0.009cm" svg:height="0.618cm" svg:x="3.517cm" svg:y="4.864cm" svg:viewBox="0 0 10 619" draw:points="0,0 10,0 10,619 0,619">
          <text:p/>
        </draw:polygon>
        <draw:polygon draw:style-name="gr4" draw:text-style-name="P4" draw:layer="layout" svg:width="0.069cm" svg:height="0.317cm" svg:x="9.262cm" svg:y="4.522cm" svg:viewBox="0 0 70 318" draw:points="0,0 70,0 70,318 0,318">
          <text:p/>
        </draw:polygon>
        <draw:polygon draw:style-name="gr4" draw:text-style-name="P4" draw:layer="layout" svg:width="0.009cm" svg:height="0.618cm" svg:x="17.576cm" svg:y="4.864cm" svg:viewBox="0 0 10 619" draw:points="0,0 10,0 10,619 0,619">
          <text:p/>
        </draw:polygon>
        <draw:polygon draw:style-name="gr4" draw:text-style-name="P4" draw:layer="layout" svg:width="0.009cm" svg:height="0.009cm" svg:x="17.576cm" svg:y="5.473cm" svg:viewBox="0 0 10 10" draw:points="0,0 10,0 10,10 0,10">
          <text:p/>
        </draw:polygon>
        <draw:frame draw:style-name="gr2" draw:text-style-name="P3" draw:layer="layout" svg:width="0.364cm" svg:height="0.425cm" svg:x="11.045cm" svg:y="4.93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3.302cm" svg:y="5.49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64cm" svg:height="0.425cm" svg:x="3.302cm" svg:y="6.24cm">
          <draw:text-box>
            <text:p text:style-name="P1"><text:span text:style-name="T2"><text:s/></text:span></text:p>
          </draw:text-box>
        </draw:frame>
        <draw:frame draw:style-name="gr10" draw:text-style-name="P5" draw:layer="layout" svg:width="6.983cm" svg:height="0.543cm" svg:x="3.302cm" svg:y="6.977cm">
          <draw:text-box>
            <text:p text:style-name="P1"><text:span text:style-name="T3">Deploy in Kubernetes Cluster </text:span></text:p>
          </draw:text-box>
        </draw:frame>
        <draw:frame draw:style-name="gr2" draw:text-style-name="P3" draw:layer="layout" svg:width="0.364cm" svg:height="0.425cm" svg:x="3.302cm" svg:y="7.827cm">
          <draw:text-box>
            <text:p text:style-name="P1"><text:span text:style-name="T2"><text:s/></text:span></text:p>
          </draw:text-box>
        </draw:frame>
        <draw:frame draw:style-name="gr11" draw:text-style-name="P6" draw:layer="layout" svg:width="14.642cm" svg:height="7.056cm" svg:x="3.306cm" svg:y="8.564cm">
          <draw:image xlink:href="Pictures/1000000000000500000002693B44005FAA77C4C2.jpg" xlink:type="simple" xlink:show="embed" xlink:actuate="onLoad" draw:mime-type="image/jpeg">
            <text:p/>
          </draw:image>
        </draw:frame>
        <draw:frame draw:style-name="gr2" draw:text-style-name="P3" draw:layer="layout" svg:width="0.364cm" svg:height="0.425cm" svg:x="3.302cm" svg:y="8.572cm">
          <draw:text-box>
            <text:p text:style-name="P1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IDFont+F1" svg:font-family="CIDFont+F1" style:font-pitch="variable"/>
    <style:font-face style:name="CIDFont+F11" svg:font-family="CIDFont+F1"/>
    <style:font-face style:name="CIDFont+F2" svg:font-family="CIDFont+F2" style:font-pitch="variable"/>
    <style:font-face style:name="CIDFont+F21" svg:font-family="CIDFont+F2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3cm" fo:margin-bottom="8cm" fo:margin-left="3.3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18T20:42:49.678668575</dc:date>
    <meta:editing-duration>PT2M3S</meta:editing-duration>
    <meta:editing-cycles>2</meta:editing-cycles>
    <meta:generator>LibreOffice/7.4.1.2$Linux_X86_64 LibreOffice_project/40$Build-2</meta:generator>
    <meta:document-statistic meta:object-count="48"/>
  </office:meta>
</office:document-meta>
</file>